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6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row table:style-name="ro1">
          <table:table-cell/>
        </table:table-row>
      </table:table>
      <table:table table:name="blastp" table:style-name="ta1">
        <table:table-column table:style-name="co2" table:default-cell-style-name="ce4"/>
        <table:table-column table:style-name="co1" table:default-cell-style-name="ce5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5"/>
        <table:table-column table:style-name="co1" table:number-columns-repeated="2" table:default-cell-style-name="ce9"/>
        <table:table-column table:style-name="co1" table:default-cell-style-name="ce23"/>
        <table:table-column table:style-name="co1" table:number-columns-repeated="2" table:default-cell-style-name="ce12"/>
        <table:table-column table:style-name="co1" table:default-cell-style-name="ce3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table:number-columns-repeated="2"/>
          <table:table-cell table:style-name="ce7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20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21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2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35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36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24" office:value-type="float" office:value="0.00000000007" calcext:value-type="float">
            <text:p>7.00E-11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3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36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22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5" office:value-type="float" office:value="0.00000000003" calcext:value-type="float">
            <text:p>3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3" calcext:value-type="float">
            <text:p>53</text:p>
          </table:table-cell>
          <table:table-cell table:style-name="ce31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2" office:value-type="float" office:value="0.00000000003" calcext:value-type="float">
            <text:p>3.00E-1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6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35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6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6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6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0.000000000006" calcext:value-type="float">
            <text:p>6.00E-1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3" calcext:value-type="float">
            <text:p>53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34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2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35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10"/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table-cell table:style-name="Default"/>
          <table:table-cell table:style-name="ce6"/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21" office:value-type="float" office:value="1.3" calcext:value-type="float">
            <text:p>1.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6" calcext:value-type="float">
            <text:p>46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28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0.69" calcext:value-type="float">
            <text:p>0.6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3" calcext:value-type="float">
            <text:p>43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style-name="ce30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6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34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BLOSUM9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table-cell table:style-name="ce3"/>
          <table:table-cell/>
          <table:table-cell table:style-name="ce8"/>
          <table:table-cell table:style-name="ce11" table:number-columns-repeated="3"/>
          <table:table-cell table:style-name="ce14"/>
          <table:table-cell table:style-name="ce8" table:number-columns-repeated="2"/>
          <table:table-cell table:style-name="ce21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21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4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5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style-name="ce30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6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5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10"/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21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8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8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4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9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style-name="ce30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6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5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10"/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21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8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8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4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9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22"/>
          <table:table-cell table:style-name="ce30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6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6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lastp</text:p>
          </table:table-cell>
          <table:table-cell table:number-columns-repeated="2"/>
          <table:table-cell table:style-name="ce25"/>
          <table:table-cell table:style-name="ce11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17" table:number-columns-repeated="2"/>
          <table:table-cell table:style-name="ce22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10"/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9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blastp</text:p>
          </table:table-cell>
          <table:table-cell table:style-name="ce10" table:number-columns-repeated="2"/>
          <table:table-cell table:style-name="ce27"/>
          <table:table-cell table:style-name="ce13" table:number-columns-repeated="2"/>
          <table:table-cell table:style-name="ce33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18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19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4:00:02.675166396</dc:date>
    <meta:editing-duration>PT21H30M41S</meta:editing-duration>
    <meta:editing-cycles>42</meta:editing-cycles>
    <meta:generator>LibreOffice/6.4.7.2$Linux_X86_64 LibreOffice_project/40$Build-2</meta:generator>
    <meta:document-statistic meta:table-count="3" meta:cell-count="1217" meta:object-count="0"/>
  </office:meta>
</office:document-meta>
</file>